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1.249cm" style:auto-text-indent="false" style:shadow="none"/>
      <style:text-properties fo:font-size="14pt" officeooo:paragraph-rsid="000b5185" style:font-size-asian="14pt" style:font-size-complex="14pt"/>
    </style:style>
    <style:style style:name="P2" style:family="paragraph" style:parent-style-name="Standard" style:master-page-name="">
      <style:paragraph-properties fo:margin-left="0cm" fo:margin-right="0cm" fo:line-height="200%" fo:text-align="center" style:justify-single-word="false" fo:text-indent="1.249cm" style:auto-text-indent="false" style:page-number="auto" style:shadow="none"/>
      <style:text-properties fo:font-size="14pt" fo:language="ru" fo:country="RU" fo:font-weight="bold" officeooo:rsid="000c8424" officeooo:paragraph-rsid="000c8424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 style:shadow="none"/>
      <style:text-properties fo:font-size="14pt" officeooo:paragraph-rsid="000e5d21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0e5d21"/>
    </style:style>
    <style:style style:name="T3" style:family="text">
      <style:text-properties fo:language="ru" fo:country="RU" officeooo:rsid="0010545e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ВЕДЕНИЕ</text:p>
      <text:p text:style-name="P6"><text:tab/><text:span text:style-name="T2">Численные методы являются одним из мощных математических средств решения задачи. </text:span><text:tab/><text:span text:style-name="T2">Простейшие численные методы мы используем повсеместно, однако существуют задачи, где без достаточно сложных численных методов не удалось бы получить ответа.</text:span></text:p>
      <text:p text:style-name="P6"><text:span text:style-name="T2"><text:tab/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3">ю</text:span><text:span text:style-name="T2"> за приемлемое время. <text:s/></text:span><text:span text:style-name="T3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1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1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3">Интерполяция применяется во многих задачах, связанных с вычислениями. Укажем некоторые из этих задач. Обработка физического эксперимента – построение приближенных формул по данным вычислительного эксперимента. Здесь возникают нестандартные задачи интерполяции, так как обычно пишутся формулы, возможно, более простой структуры.</text:p>
      <text:p text:style-name="P4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5">Целью данной работы является изучение интерполирования функций и её реализация на одном из языков программирования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24S</meta:editing-duration>
    <meta:editing-cycles>6</meta:editing-cycles>
    <meta:generator>LibreOffice/4.3.5.2$Windows_x86 LibreOffice_project/3a87456aaa6a95c63eea1c1b3201acedf0751bd5</meta:generator>
    <dc:date>2015-04-29T23:50:11.543000000</dc:date>
    <meta:document-statistic meta:table-count="0" meta:image-count="0" meta:object-count="1" meta:page-count="1" meta:paragraph-count="7" meta:word-count="201" meta:character-count="1576" meta:non-whitespace-character-count="13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